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ext_20_body">
      <style:text-properties officeooo:rsid="000bf63c" officeooo:paragraph-rsid="000bf63c"/>
    </style:style>
    <style:style style:name="P4" style:family="paragraph" style:parent-style-name="Text_20_body">
      <style:text-properties officeooo:rsid="000d0473" officeooo:paragraph-rsid="000d0473"/>
    </style:style>
    <style:style style:name="P5" style:family="paragraph" style:parent-style-name="Title">
      <style:text-properties officeooo:rsid="00082f5d" officeooo:paragraph-rsid="00082f5d"/>
    </style:style>
    <style:style style:name="T1" style:family="text">
      <style:text-properties officeooo:rsid="000d0473"/>
    </style:style>
    <style:style style:name="T2" style:family="text">
      <style:text-properties officeooo:rsid="000dbd5b"/>
    </style:style>
    <style:style style:name="T3" style:family="text">
      <style:text-properties officeooo:rsid="000f8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adme- <text:span text:style-name="T2">ShipMove</text:span>.cpp</text:p>
      <text:p text:style-name="P1">OBJECTIVES:</text:p>
      <text:p text:style-name="P1">Creates <text:span text:style-name="T1">a QObject which creates a new thread to move ship periodically.</text:span></text:p>
      <text:p text:style-name="P1">QT FEATURES USED:</text:p>
      <text:p text:style-name="P1">Q<text:span text:style-name="T1">thread – for creating new thread which signals the move_forward slot of ship periodically.</text:span></text:p>
      <text:p text:style-name="P2">QObject – included for making use of slots. <text:s/></text:p>
      <text:p text:style-name="P1">VARIABLES AND MEMBER FUNCTIONS:</text:p>
      <text:p text:style-name="P4"><text:span text:style-name="T3">s</text:span>th – holds the new thread created</text:p>
      <text:p text:style-name="P4">thrdset() - connects signals and slots of new and main thread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2:49:35.666931655</dc:date>
    <meta:editing-duration>PT11M31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59" meta:character-count="383" meta:non-whitespace-character-count="328"/>
  </office:meta>
</office:document-meta>
</file>